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12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4682" calcext:value-type="float">
            <text:p><text:s text:c="3"/>74,682</text:p>
          </table:table-cell>
          <table:table-cell table:style-name="ce25" office:value-type="float" office:value="5263" calcext:value-type="float">
            <text:p><text:s text:c="3"/>5,263</text:p>
          </table:table-cell>
          <table:table-cell table:style-name="ce25" office:value-type="float" office:value="5931" calcext:value-type="float">
            <text:p><text:s text:c="3"/>5,931</text:p>
          </table:table-cell>
          <table:table-cell table:style-name="ce25" office:value-type="float" office:value="5200" calcext:value-type="float">
            <text:p><text:s text:c="3"/>5,200</text:p>
          </table:table-cell>
          <table:table-cell table:style-name="ce25" office:value-type="float" office:value="2707" calcext:value-type="float">
            <text:p><text:s text:c="3"/>2,707</text:p>
          </table:table-cell>
          <table:table-cell table:style-name="ce25" office:value-type="float" office:value="2593" calcext:value-type="float">
            <text:p><text:s text:c="3"/>2,593</text:p>
          </table:table-cell>
          <table:table-cell table:style-name="ce25" office:value-type="float" office:value="1603" calcext:value-type="float">
            <text:p><text:s text:c="3"/>1,603</text:p>
          </table:table-cell>
          <table:table-cell table:style-name="ce25" office:value-type="float" office:value="2460" calcext:value-type="float">
            <text:p><text:s text:c="3"/>2,460</text:p>
          </table:table-cell>
          <table:table-cell table:style-name="ce25" office:value-type="float" office:value="6815" calcext:value-type="float">
            <text:p><text:s text:c="3"/>6,815</text:p>
          </table:table-cell>
          <table:table-cell table:style-name="ce25" office:value-type="float" office:value="448" calcext:value-type="float">
            <text:p><text:s text:c="3"/>448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2965" calcext:value-type="float">
            <text:p><text:s text:c="3"/>2,965</text:p>
          </table:table-cell>
          <table:table-cell table:style-name="ce25" office:value-type="float" office:value="37084" calcext:value-type="float">
            <text:p><text:s text:c="3"/>37,084</text:p>
          </table:table-cell>
          <table:table-cell table:style-name="ce25" office:value-type="float" office:value="1597" calcext:value-type="float">
            <text:p><text:s text:c="3"/>1,597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73212" calcext:value-type="float">
            <text:p><text:s text:c="3"/>73,212</text:p>
          </table:table-cell>
          <table:table-cell table:style-name="ce25" office:value-type="float" office:value="5332" calcext:value-type="float">
            <text:p><text:s text:c="3"/>5,332</text:p>
          </table:table-cell>
          <table:table-cell table:style-name="ce25" office:value-type="float" office:value="6386" calcext:value-type="float">
            <text:p><text:s text:c="3"/>6,386</text:p>
          </table:table-cell>
          <table:table-cell table:style-name="ce25" office:value-type="float" office:value="4025" calcext:value-type="float">
            <text:p><text:s text:c="3"/>4,025</text:p>
          </table:table-cell>
          <table:table-cell table:style-name="ce25" office:value-type="float" office:value="3782" calcext:value-type="float">
            <text:p><text:s text:c="3"/>3,782</text:p>
          </table:table-cell>
          <table:table-cell table:style-name="ce25" office:value-type="float" office:value="3283" calcext:value-type="float">
            <text:p><text:s text:c="3"/>3,283</text:p>
          </table:table-cell>
          <table:table-cell table:style-name="ce25" office:value-type="float" office:value="1619" calcext:value-type="float">
            <text:p><text:s text:c="3"/>1,619</text:p>
          </table:table-cell>
          <table:table-cell table:style-name="ce25" office:value-type="float" office:value="2171" calcext:value-type="float">
            <text:p><text:s text:c="3"/>2,171</text:p>
          </table:table-cell>
          <table:table-cell table:style-name="ce25" office:value-type="float" office:value="6192" calcext:value-type="float">
            <text:p><text:s text:c="3"/>6,192</text:p>
          </table:table-cell>
          <table:table-cell table:style-name="ce25" office:value-type="float" office:value="299" calcext:value-type="float">
            <text:p><text:s text:c="3"/>299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965" calcext:value-type="float">
            <text:p><text:s text:c="3"/>2,965</text:p>
          </table:table-cell>
          <table:table-cell table:style-name="ce25" office:value-type="float" office:value="37084" calcext:value-type="float">
            <text:p><text:s text:c="3"/>37,084</text:p>
          </table:table-cell>
          <table:table-cell table:style-name="ce25" office:value-type="float" office:value="47" calcext:value-type="float">
            <text:p><text:s text:c="3"/>47</text:p>
          </table:table-cell>
          <table:table-cell table:style-name="ce25" office:value-type="float" office:value="27" calcext:value-type="float">
            <text:p><text:s text:c="3"/>27</text:p>
          </table:table-cell>
          <table:table-cell table:style-name="ce29" office:value-type="float" office:value="1470" calcext:value-type="float">
            <text:p><text:s text:c="3"/>1,470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4346" calcext:value-type="float">
            <text:p><text:s text:c="3"/>34,346</text:p>
          </table:table-cell>
          <table:table-cell table:style-name="ce25" office:value-type="float" office:value="2271" calcext:value-type="float">
            <text:p><text:s text:c="3"/>2,271</text:p>
          </table:table-cell>
          <table:table-cell table:style-name="ce25" office:value-type="float" office:value="2779" calcext:value-type="float">
            <text:p><text:s text:c="3"/>2,779</text:p>
          </table:table-cell>
          <table:table-cell table:style-name="ce25" office:value-type="float" office:value="2477" calcext:value-type="float">
            <text:p><text:s text:c="3"/>2,477</text:p>
          </table:table-cell>
          <table:table-cell table:style-name="ce25" office:value-type="float" office:value="1226" calcext:value-type="float">
            <text:p><text:s text:c="3"/>1,226</text:p>
          </table:table-cell>
          <table:table-cell table:style-name="ce25" office:value-type="float" office:value="1188" calcext:value-type="float">
            <text:p><text:s text:c="3"/>1,188</text:p>
          </table:table-cell>
          <table:table-cell table:style-name="ce25" office:value-type="float" office:value="758" calcext:value-type="float">
            <text:p><text:s text:c="3"/>758</text:p>
          </table:table-cell>
          <table:table-cell table:style-name="ce25" office:value-type="float" office:value="1136" calcext:value-type="float">
            <text:p><text:s text:c="3"/>1,136</text:p>
          </table:table-cell>
          <table:table-cell table:style-name="ce25" office:value-type="float" office:value="3244" calcext:value-type="float">
            <text:p><text:s text:c="3"/>3,244</text:p>
          </table:table-cell>
          <table:table-cell table:style-name="ce25" office:value-type="float" office:value="251" calcext:value-type="float">
            <text:p><text:s text:c="3"/>251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354" calcext:value-type="float">
            <text:p><text:s text:c="3"/>1,354</text:p>
          </table:table-cell>
          <table:table-cell table:style-name="ce25" office:value-type="float" office:value="17051" calcext:value-type="float">
            <text:p><text:s text:c="3"/>17,051</text:p>
          </table:table-cell>
          <table:table-cell table:style-name="ce25" office:value-type="float" office:value="606" calcext:value-type="float">
            <text:p><text:s text:c="3"/>606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33734" calcext:value-type="float">
            <text:p><text:s text:c="3"/>33,734</text:p>
          </table:table-cell>
          <table:table-cell table:style-name="ce25" office:value-type="float" office:value="2230" calcext:value-type="float">
            <text:p><text:s text:c="3"/>2,230</text:p>
          </table:table-cell>
          <table:table-cell table:style-name="ce25" office:value-type="float" office:value="3038" calcext:value-type="float">
            <text:p><text:s text:c="3"/>3,038</text:p>
          </table:table-cell>
          <table:table-cell table:style-name="ce25" office:value-type="float" office:value="1855" calcext:value-type="float">
            <text:p><text:s text:c="3"/>1,855</text:p>
          </table:table-cell>
          <table:table-cell table:style-name="ce25" office:value-type="float" office:value="1760" calcext:value-type="float">
            <text:p><text:s text:c="3"/>1,760</text:p>
          </table:table-cell>
          <table:table-cell table:style-name="ce25" office:value-type="float" office:value="1527" calcext:value-type="float">
            <text:p><text:s text:c="3"/>1,527</text:p>
          </table:table-cell>
          <table:table-cell table:style-name="ce25" office:value-type="float" office:value="773" calcext:value-type="float">
            <text:p><text:s text:c="3"/>773</text:p>
          </table:table-cell>
          <table:table-cell table:style-name="ce25" office:value-type="float" office:value="1002" calcext:value-type="float">
            <text:p><text:s text:c="3"/>1,002</text:p>
          </table:table-cell>
          <table:table-cell table:style-name="ce25" office:value-type="float" office:value="2932" calcext:value-type="float">
            <text:p><text:s text:c="3"/>2,932</text:p>
          </table:table-cell>
          <table:table-cell table:style-name="ce25" office:value-type="float" office:value="172" calcext:value-type="float">
            <text:p><text:s text:c="3"/>17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54" calcext:value-type="float">
            <text:p><text:s text:c="3"/>1,354</text:p>
          </table:table-cell>
          <table:table-cell table:style-name="ce25" office:value-type="float" office:value="17051" calcext:value-type="float">
            <text:p><text:s text:c="3"/>17,051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43" office:value-type="float" office:value="612" calcext:value-type="float">
            <text:p><text:s text:c="3"/>612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0336" calcext:value-type="float">
            <text:p><text:s text:c="3"/>40,336</text:p>
          </table:table-cell>
          <table:table-cell table:style-name="ce25" office:value-type="float" office:value="2992" calcext:value-type="float">
            <text:p><text:s text:c="3"/>2,992</text:p>
          </table:table-cell>
          <table:table-cell table:style-name="ce25" office:value-type="float" office:value="3152" calcext:value-type="float">
            <text:p><text:s text:c="3"/>3,152</text:p>
          </table:table-cell>
          <table:table-cell table:style-name="ce25" office:value-type="float" office:value="2723" calcext:value-type="float">
            <text:p><text:s text:c="3"/>2,723</text:p>
          </table:table-cell>
          <table:table-cell table:style-name="ce25" office:value-type="float" office:value="1481" calcext:value-type="float">
            <text:p><text:s text:c="3"/>1,481</text:p>
          </table:table-cell>
          <table:table-cell table:style-name="ce25" office:value-type="float" office:value="1405" calcext:value-type="float">
            <text:p><text:s text:c="3"/>1,405</text:p>
          </table:table-cell>
          <table:table-cell table:style-name="ce25" office:value-type="float" office:value="845" calcext:value-type="float">
            <text:p><text:s text:c="3"/>845</text:p>
          </table:table-cell>
          <table:table-cell table:style-name="ce25" office:value-type="float" office:value="1324" calcext:value-type="float">
            <text:p><text:s text:c="3"/>1,324</text:p>
          </table:table-cell>
          <table:table-cell table:style-name="ce25" office:value-type="float" office:value="3571" calcext:value-type="float">
            <text:p><text:s text:c="3"/>3,571</text:p>
          </table:table-cell>
          <table:table-cell table:style-name="ce25" office:value-type="float" office:value="197" calcext:value-type="float">
            <text:p><text:s text:c="3"/>19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11" calcext:value-type="float">
            <text:p><text:s text:c="3"/>1,611</text:p>
          </table:table-cell>
          <table:table-cell table:style-name="ce25" office:value-type="float" office:value="20033" calcext:value-type="float">
            <text:p><text:s text:c="3"/>20,033</text:p>
          </table:table-cell>
          <table:table-cell table:style-name="ce25" office:value-type="float" office:value="991" calcext:value-type="float">
            <text:p><text:s text:c="3"/>991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39478" calcext:value-type="float">
            <text:p><text:s text:c="3"/>39,478</text:p>
          </table:table-cell>
          <table:table-cell table:style-name="ce25" office:value-type="float" office:value="3102" calcext:value-type="float">
            <text:p><text:s text:c="3"/>3,102</text:p>
          </table:table-cell>
          <table:table-cell table:style-name="ce25" office:value-type="float" office:value="3348" calcext:value-type="float">
            <text:p><text:s text:c="3"/>3,348</text:p>
          </table:table-cell>
          <table:table-cell table:style-name="ce25" office:value-type="float" office:value="2170" calcext:value-type="float">
            <text:p><text:s text:c="3"/>2,170</text:p>
          </table:table-cell>
          <table:table-cell table:style-name="ce25" office:value-type="float" office:value="2022" calcext:value-type="float">
            <text:p><text:s text:c="3"/>2,022</text:p>
          </table:table-cell>
          <table:table-cell table:style-name="ce25" office:value-type="float" office:value="1756" calcext:value-type="float">
            <text:p><text:s text:c="3"/>1,756</text:p>
          </table:table-cell>
          <table:table-cell table:style-name="ce25" office:value-type="float" office:value="846" calcext:value-type="float">
            <text:p><text:s text:c="3"/>846</text:p>
          </table:table-cell>
          <table:table-cell table:style-name="ce25" office:value-type="float" office:value="1169" calcext:value-type="float">
            <text:p><text:s text:c="3"/>1,169</text:p>
          </table:table-cell>
          <table:table-cell table:style-name="ce25" office:value-type="float" office:value="3260" calcext:value-type="float">
            <text:p><text:s text:c="3"/>3,260</text:p>
          </table:table-cell>
          <table:table-cell table:style-name="ce25" office:value-type="float" office:value="127" calcext:value-type="float">
            <text:p><text:s text:c="3"/>12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11" calcext:value-type="float">
            <text:p><text:s text:c="3"/>1,611</text:p>
          </table:table-cell>
          <table:table-cell table:style-name="ce25" office:value-type="float" office:value="20033" calcext:value-type="float">
            <text:p><text:s text:c="3"/>20,033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44" office:value-type="float" office:value="858" calcext:value-type="float">
            <text:p><text:s text:c="3"/>858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333" calcext:value-type="float">
            <text:p>13,333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60" calcext:value-type="float">
            <text:p>3,160</text:p>
          </table:table-cell>
          <table:table-cell table:style-name="ce26" office:value-type="float" office:value="922" calcext:value-type="float">
            <text:p>922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12" calcext:value-type="float">
            <text:p>11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77" calcext:value-type="float">
            <text:p>5,377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452" calcext:value-type="float">
            <text:p>12,452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48" calcext:value-type="float">
            <text:p>2,348</text:p>
          </table:table-cell>
          <table:table-cell table:style-name="ce26" office:value-type="float" office:value="1406" calcext:value-type="float">
            <text:p>1,406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401" calcext:value-type="float">
            <text:p>1,401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77" calcext:value-type="float">
            <text:p>5,37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881" calcext:value-type="float">
            <text:p>881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154" calcext:value-type="float">
            <text:p>6,154</text:p>
          </table:table-cell>
          <table:table-cell table:style-name="ce27" office:value-type="float" office:value="506" calcext:value-type="float">
            <text:p>50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16" calcext:value-type="float">
            <text:p>1,516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678" calcext:value-type="float">
            <text:p>678</text:p>
          </table:table-cell>
          <table:table-cell table:style-name="ce27" office:value-type="float" office:value="64" calcext:value-type="float">
            <text:p>6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57" calcext:value-type="float">
            <text:p>2,457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23" calcext:value-type="float">
            <text:p>5,723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98" calcext:value-type="float">
            <text:p>1,098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161" calcext:value-type="float">
            <text:p>161</text:p>
          </table:table-cell>
          <table:table-cell table:number-columns-repeated="2" table:style-name="ce27" office:value-type="float" office:value="77" calcext:value-type="float">
            <text:p>77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57" calcext:value-type="float">
            <text:p>2,45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46" office:value-type="float" office:value="431" calcext:value-type="float">
            <text:p>431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179" calcext:value-type="float">
            <text:p>7,179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50" calcext:value-type="float">
            <text:p>45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721" calcext:value-type="float">
            <text:p>9,721</text:p>
          </table:table-cell>
          <table:table-cell table:style-name="ce26" office:value-type="float" office:value="1451" calcext:value-type="float">
            <text:p>1,451</text:p>
          </table:table-cell>
          <table:table-cell table:style-name="ce26" office:value-type="float" office:value="2348" calcext:value-type="float">
            <text:p>2,3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72" calcext:value-type="float">
            <text:p>3,872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0603" calcext:value-type="float">
            <text:p>10,603</text:p>
          </table:table-cell>
          <table:table-cell table:style-name="ce26" office:value-type="float" office:value="1509" calcext:value-type="float">
            <text:p>1,509</text:p>
          </table:table-cell>
          <table:table-cell table:style-name="ce26" office:value-type="float" office:value="3160" calcext:value-type="float">
            <text:p>3,1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72" calcext:value-type="float">
            <text:p>3,87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882" calcext:value-type="float">
            <text:p><text:s/>－882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47" calcext:value-type="float">
            <text:p>4,447</text:p>
          </table:table-cell>
          <table:table-cell table:style-name="ce27" office:value-type="float" office:value="652" calcext:value-type="float">
            <text:p>652</text:p>
          </table:table-cell>
          <table:table-cell table:style-name="ce27" office:value-type="float" office:value="1098" calcext:value-type="float">
            <text:p>1,0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916" calcext:value-type="float">
            <text:p>4,916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1516" calcext:value-type="float">
            <text:p>1,51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6" calcext:value-type="float">
            <text:p>1,79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469" calcext:value-type="float">
            <text:p><text:s/>－469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274" calcext:value-type="float">
            <text:p>5,274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413" calcext:value-type="float">
            <text:p><text:s/>－413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144" calcext:value-type="float">
            <text:p>8,144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1406" calcext:value-type="float">
            <text:p>1,406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767" calcext:value-type="float">
            <text:p>3,767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011" calcext:value-type="float">
            <text:p>7,011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922" calcext:value-type="float">
            <text:p>922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908" calcext:value-type="float">
            <text:p>908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67" calcext:value-type="float">
            <text:p>3,76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133" calcext:value-type="float">
            <text:p>1,133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59" calcext:value-type="float">
            <text:p>3,759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62" calcext:value-type="float">
            <text:p>1,762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10" calcext:value-type="float">
            <text:p>3,210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62" calcext:value-type="float">
            <text:p>1,76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49" calcext:value-type="float">
            <text:p>549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584" calcext:value-type="float">
            <text:p>584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226" calcext:value-type="float">
            <text:p>10,226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977" calcext:value-type="float">
            <text:p>1,97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7" calcext:value-type="float">
            <text:p>6,337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419" calcext:value-type="float">
            <text:p>9,419</text:p>
          </table:table-cell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7" calcext:value-type="float">
            <text:p>6,33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807" calcext:value-type="float">
            <text:p>807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76" calcext:value-type="float">
            <text:p>4,676</text:p>
          </table:table-cell>
          <table:table-cell table:style-name="ce27" office:value-type="float" office:value="192" calcext:value-type="float">
            <text:p>192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93" calcext:value-type="float">
            <text:p>2,89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83" calcext:value-type="float">
            <text:p>4,283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645" calcext:value-type="float">
            <text:p>645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93" calcext:value-type="float">
            <text:p>2,89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393" calcext:value-type="float">
            <text:p>39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36" calcext:value-type="float">
            <text:p>5,136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14" calcext:value-type="float">
            <text:p>414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642" calcext:value-type="float">
            <text:p>5,642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61" calcext:value-type="float">
            <text:p>3,661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591" calcext:value-type="float">
            <text:p>5,591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661" calcext:value-type="float">
            <text:p>3,66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51" calcext:value-type="float">
            <text:p>51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588" calcext:value-type="float">
            <text:p>2,588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42" calcext:value-type="float">
            <text:p>2,542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46" calcext:value-type="float">
            <text:p>46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830" calcext:value-type="float">
            <text:p>8,830</text:p>
          </table:table-cell>
          <table:table-cell table:style-name="ce26" office:value-type="float" office:value="607" calcext:value-type="float">
            <text:p>607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95" calcext:value-type="float">
            <text:p>5,895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866" calcext:value-type="float">
            <text:p>8,866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95" calcext:value-type="float">
            <text:p>5,89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-36" calcext:value-type="float">
            <text:p><text:s/>－36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57" calcext:value-type="float">
            <text:p>3,957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57" calcext:value-type="float">
            <text:p>2,657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07" calcext:value-type="float">
            <text:p>4,007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57" calcext:value-type="float">
            <text:p>2,6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50" calcext:value-type="float">
            <text:p><text:s/>－5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873" calcext:value-type="float">
            <text:p>4,873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4" calcext:value-type="float">
            <text:p>14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8261" calcext:value-type="float">
            <text:p><text:s text:c="3"/>18,261</text:p>
          </table:table-cell>
          <table:table-cell table:style-name="ce29" office:value-type="float" office:value="834" calcext:value-type="float">
            <text:p><text:s text:c="3"/>834</text:p>
          </table:table-cell>
          <table:table-cell table:style-name="ce29" office:value-type="float" office:value="1401" calcext:value-type="float">
            <text:p><text:s text:c="3"/>1,401</text:p>
          </table:table-cell>
          <table:table-cell table:style-name="ce29" office:value-type="float" office:value="810" calcext:value-type="float">
            <text:p><text:s text:c="3"/>810</text:p>
          </table:table-cell>
          <table:table-cell table:style-name="ce29" office:value-type="float" office:value="908" calcext:value-type="float">
            <text:p><text:s text:c="3"/>908</text:p>
          </table:table-cell>
          <table:table-cell table:style-name="ce29" office:value-type="float" office:value="1397" calcext:value-type="float">
            <text:p><text:s text:c="3"/>1,397</text:p>
          </table:table-cell>
          <table:table-cell table:style-name="ce29" office:value-type="float" office:value="539" calcext:value-type="float">
            <text:p><text:s text:c="3"/>539</text:p>
          </table:table-cell>
          <table:table-cell table:style-name="ce29" office:value-type="float" office:value="1031" calcext:value-type="float">
            <text:p><text:s text:c="3"/>1,03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6" calcext:value-type="float">
            <text:p><text:s text:c="3"/>10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65" calcext:value-type="float">
            <text:p><text:s text:c="3"/>2,965</text:p>
          </table:table-cell>
          <table:table-cell table:style-name="ce29" office:value-type="float" office:value="7976" calcext:value-type="float">
            <text:p><text:s text:c="3"/>7,976</text:p>
          </table:table-cell>
          <table:table-cell table:style-name="ce29" office:value-type="float" office:value="292" calcext:value-type="float">
            <text:p><text:s text:c="3"/>292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18600" calcext:value-type="float">
            <text:p><text:s text:c="3"/>18,600</text:p>
          </table:table-cell>
          <table:table-cell table:style-name="ce29" office:value-type="float" office:value="824" calcext:value-type="float">
            <text:p><text:s text:c="3"/>824</text:p>
          </table:table-cell>
          <table:table-cell table:style-name="ce29" office:value-type="float" office:value="1419" calcext:value-type="float">
            <text:p><text:s text:c="3"/>1,419</text:p>
          </table:table-cell>
          <table:table-cell table:style-name="ce29" office:value-type="float" office:value="739" calcext:value-type="float">
            <text:p><text:s text:c="3"/>739</text:p>
          </table:table-cell>
          <table:table-cell table:style-name="ce29" office:value-type="float" office:value="1121" calcext:value-type="float">
            <text:p><text:s text:c="3"/>1,121</text:p>
          </table:table-cell>
          <table:table-cell table:style-name="ce29" office:value-type="float" office:value="1977" calcext:value-type="float">
            <text:p><text:s text:c="3"/>1,977</text:p>
          </table:table-cell>
          <table:table-cell table:style-name="ce29" office:value-type="float" office:value="514" calcext:value-type="float">
            <text:p><text:s text:c="3"/>514</text:p>
          </table:table-cell>
          <table:table-cell table:style-name="ce29" office:value-type="float" office:value="980" calcext:value-type="float">
            <text:p><text:s text:c="3"/>98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65" calcext:value-type="float">
            <text:p><text:s text:c="3"/>6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965" calcext:value-type="float">
            <text:p><text:s text:c="3"/>2,965</text:p>
          </table:table-cell>
          <table:table-cell table:style-name="ce29" office:value-type="float" office:value="7976" calcext:value-type="float">
            <text:p><text:s text:c="3"/>7,976</text:p>
          </table:table-cell>
          <table:table-cell table:style-name="ce29" office:value-type="float" office:value="10" calcext:value-type="float">
            <text:p><text:s text:c="3"/>10</text:p>
          </table:table-cell>
          <table:table-cell table:style-name="ce26" office:value-type="float" office:value="10" calcext:value-type="float">
            <text:p>10</text:p>
          </table:table-cell>
          <table:table-cell table:style-name="ce45" office:value-type="float" office:value="-339" calcext:value-type="float">
            <text:p><text:s/>－339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488" calcext:value-type="float">
            <text:p><text:s text:c="3"/>8,488</text:p>
          </table:table-cell>
          <table:table-cell table:style-name="ce30" office:value-type="float" office:value="358" calcext:value-type="float">
            <text:p><text:s text:c="3"/>358</text:p>
          </table:table-cell>
          <table:table-cell table:style-name="ce30" office:value-type="float" office:value="670" calcext:value-type="float">
            <text:p><text:s text:c="3"/>670</text:p>
          </table:table-cell>
          <table:table-cell table:style-name="ce30" office:value-type="float" office:value="394" calcext:value-type="float">
            <text:p><text:s text:c="3"/>394</text:p>
          </table:table-cell>
          <table:table-cell table:style-name="ce30" office:value-type="float" office:value="407" calcext:value-type="float">
            <text:p><text:s text:c="3"/>407</text:p>
          </table:table-cell>
          <table:table-cell table:style-name="ce30" office:value-type="float" office:value="645" calcext:value-type="float">
            <text:p><text:s text:c="3"/>645</text:p>
          </table:table-cell>
          <table:table-cell table:style-name="ce30" office:value-type="float" office:value="266" calcext:value-type="float">
            <text:p><text:s text:c="3"/>266</text:p>
          </table:table-cell>
          <table:table-cell table:style-name="ce30" office:value-type="float" office:value="485" calcext:value-type="float">
            <text:p><text:s text:c="3"/>48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5" calcext:value-type="float">
            <text:p><text:s text:c="3"/>6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54" calcext:value-type="float">
            <text:p><text:s text:c="3"/>1,354</text:p>
          </table:table-cell>
          <table:table-cell table:style-name="ce30" office:value-type="float" office:value="3733" calcext:value-type="float">
            <text:p><text:s text:c="3"/>3,733</text:p>
          </table:table-cell>
          <table:table-cell table:style-name="ce30" office:value-type="float" office:value="110" calcext:value-type="float">
            <text:p><text:s text:c="3"/>110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8697" calcext:value-type="float">
            <text:p><text:s text:c="3"/>8,697</text:p>
          </table:table-cell>
          <table:table-cell table:style-name="ce30" office:value-type="float" office:value="356" calcext:value-type="float">
            <text:p><text:s text:c="3"/>356</text:p>
          </table:table-cell>
          <table:table-cell table:style-name="ce30" office:value-type="float" office:value="678" calcext:value-type="float">
            <text:p><text:s text:c="3"/>678</text:p>
          </table:table-cell>
          <table:table-cell table:style-name="ce30" office:value-type="float" office:value="334" calcext:value-type="float">
            <text:p><text:s text:c="3"/>334</text:p>
          </table:table-cell>
          <table:table-cell table:style-name="ce30" office:value-type="float" office:value="547" calcext:value-type="float">
            <text:p><text:s text:c="3"/>547</text:p>
          </table:table-cell>
          <table:table-cell table:style-name="ce30" office:value-type="float" office:value="922" calcext:value-type="float">
            <text:p><text:s text:c="3"/>922</text:p>
          </table:table-cell>
          <table:table-cell table:style-name="ce30" office:value-type="float" office:value="253" calcext:value-type="float">
            <text:p><text:s text:c="3"/>253</text:p>
          </table:table-cell>
          <table:table-cell table:style-name="ce30" office:value-type="float" office:value="464" calcext:value-type="float">
            <text:p><text:s text:c="3"/>46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6" calcext:value-type="float">
            <text:p><text:s text:c="3"/>4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54" calcext:value-type="float">
            <text:p><text:s text:c="3"/>1,354</text:p>
          </table:table-cell>
          <table:table-cell table:style-name="ce30" office:value-type="float" office:value="3733" calcext:value-type="float">
            <text:p><text:s text:c="3"/>3,733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209" calcext:value-type="float">
            <text:p><text:s/>－209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773" calcext:value-type="float">
            <text:p><text:s text:c="3"/>9,773</text:p>
          </table:table-cell>
          <table:table-cell table:style-name="ce31" office:value-type="float" office:value="476" calcext:value-type="float">
            <text:p><text:s text:c="3"/>476</text:p>
          </table:table-cell>
          <table:table-cell table:style-name="ce31" office:value-type="float" office:value="731" calcext:value-type="float">
            <text:p><text:s text:c="3"/>731</text:p>
          </table:table-cell>
          <table:table-cell table:style-name="ce31" office:value-type="float" office:value="416" calcext:value-type="float">
            <text:p><text:s text:c="3"/>416</text:p>
          </table:table-cell>
          <table:table-cell table:style-name="ce31" office:value-type="float" office:value="501" calcext:value-type="float">
            <text:p><text:s text:c="3"/>501</text:p>
          </table:table-cell>
          <table:table-cell table:style-name="ce31" office:value-type="float" office:value="752" calcext:value-type="float">
            <text:p><text:s text:c="3"/>752</text:p>
          </table:table-cell>
          <table:table-cell table:style-name="ce31" office:value-type="float" office:value="273" calcext:value-type="float">
            <text:p><text:s text:c="3"/>273</text:p>
          </table:table-cell>
          <table:table-cell table:style-name="ce31" office:value-type="float" office:value="546" calcext:value-type="float">
            <text:p><text:s text:c="3"/>54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11" calcext:value-type="float">
            <text:p><text:s text:c="3"/>1,611</text:p>
          </table:table-cell>
          <table:table-cell table:style-name="ce31" office:value-type="float" office:value="4243" calcext:value-type="float">
            <text:p><text:s text:c="3"/>4,24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9903" calcext:value-type="float">
            <text:p><text:s text:c="3"/>9,903</text:p>
          </table:table-cell>
          <table:table-cell table:style-name="ce31" office:value-type="float" office:value="468" calcext:value-type="float">
            <text:p><text:s text:c="3"/>468</text:p>
          </table:table-cell>
          <table:table-cell table:style-name="ce31" office:value-type="float" office:value="741" calcext:value-type="float">
            <text:p><text:s text:c="3"/>741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574" calcext:value-type="float">
            <text:p><text:s text:c="3"/>574</text:p>
          </table:table-cell>
          <table:table-cell table:style-name="ce31" office:value-type="float" office:value="1055" calcext:value-type="float">
            <text:p><text:s text:c="3"/>1,055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516" calcext:value-type="float">
            <text:p><text:s text:c="3"/>51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11" calcext:value-type="float">
            <text:p><text:s text:c="3"/>1,611</text:p>
          </table:table-cell>
          <table:table-cell table:style-name="ce31" office:value-type="float" office:value="4243" calcext:value-type="float">
            <text:p><text:s text:c="3"/>4,243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7" calcext:value-type="float">
            <text:p>7</text:p>
          </table:table-cell>
          <table:table-cell table:style-name="ce46" office:value-type="float" office:value="-130" calcext:value-type="float">
            <text:p><text:s/>－130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75" calcext:value-type="float">
            <text:p>97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5" calcext:value-type="float">
            <text:p>3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9" calcext:value-type="float">
            <text:p>4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86" calcext:value-type="float">
            <text:p>48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86" calcext:value-type="float">
            <text:p>4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3" calcext:value-type="float">
            <text:p>2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558" calcext:value-type="float">
            <text:p>558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7" office:value-type="float" office:value="219" calcext:value-type="float">
            <text:p>219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03" calcext:value-type="float">
            <text:p>10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16" calcext:value-type="float">
            <text:p>11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9" calcext:value-type="float">
            <text:p>1,31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5" calcext:value-type="float">
            <text:p><text:s/>－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50" calcext:value-type="float">
            <text:p>2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83" calcext:value-type="float">
            <text:p>2,28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253" calcext:value-type="float">
            <text:p>1,25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45" calcext:value-type="float">
            <text:p>2,94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1253" calcext:value-type="float">
            <text:p>1,253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7" office:value-type="float" office:value="-662" calcext:value-type="float">
            <text:p><text:s/>－662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14" calcext:value-type="float">
            <text:p><text:s/>－31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71" calcext:value-type="float">
            <text:p>1,57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348" calcext:value-type="float">
            <text:p><text:s/>－348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7" calcext:value-type="float">
            <text:p>1,26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7" calcext:value-type="float">
            <text:p>1,20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477" calcext:value-type="float">
            <text:p>47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0" calcext:value-type="float">
            <text:p>6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6" calcext:value-type="float">
            <text:p>2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261" calcext:value-type="float">
            <text:p>26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2" calcext:value-type="float">
            <text:p>32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15" calcext:value-type="float">
            <text:p>1,31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66" calcext:value-type="float">
            <text:p><text:s/>－466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223" calcext:value-type="float">
            <text:p><text:s/>－22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313" calcext:value-type="float">
            <text:p>3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243" calcext:value-type="float">
            <text:p><text:s/>－243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35" calcext:value-type="float">
            <text:p>1,13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101" calcext:value-type="float">
            <text:p><text:s/>－10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73" calcext:value-type="float">
            <text:p><text:s/>－7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7" calcext:value-type="float">
            <text:p>87</text:p>
          </table:table-cell>
          <table:table-cell table:number-columns-repeated="2" table:style-name="ce32" office:value-type="float" office:value="95" calcext:value-type="float">
            <text:p>95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949" calcext:value-type="float">
            <text:p>94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8" calcext:value-type="float">
            <text:p><text:s/>－98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39" calcext:value-type="float">
            <text:p>4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1" calcext:value-type="float">
            <text:p>1,09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30" calcext:value-type="float">
            <text:p>23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02" calcext:value-type="float">
            <text:p>20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9" calcext:value-type="float">
            <text:p><text:s/>－5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0" calcext:value-type="float">
            <text:p><text:s/>－4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13" calcext:value-type="float">
            <text:p>1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7" calcext:value-type="float">
            <text:p>1,27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35" calcext:value-type="float">
            <text:p>73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0" calcext:value-type="float">
            <text:p><text:s/>－100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26" calcext:value-type="float">
            <text:p>3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7" calcext:value-type="float">
            <text:p><text:s/>－87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09" calcext:value-type="float">
            <text:p>4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57" calcext:value-type="float">
            <text:p>1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" calcext:value-type="float">
            <text:p>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" calcext:value-type="float">
            <text:p>8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5" calcext:value-type="float">
            <text:p>8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9" calcext:value-type="float">
            <text:p>1,22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38" calcext:value-type="float">
            <text:p>5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5" calcext:value-type="float">
            <text:p><text:s/>－5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50" calcext:value-type="float">
            <text:p>2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88" calcext:value-type="float">
            <text:p>2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6" calcext:value-type="float">
            <text:p><text:s/>－4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63" calcext:value-type="float">
            <text:p>1,46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587" calcext:value-type="float">
            <text:p>58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7" office:value-type="float" office:value="315" calcext:value-type="float">
            <text:p>31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62" calcext:value-type="float">
            <text:p>162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153" calcext:value-type="float">
            <text:p>15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74" calcext:value-type="float">
            <text:p>57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1" calcext:value-type="float">
            <text:p>22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353" calcext:value-type="float">
            <text:p>35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25" calcext:value-type="float">
            <text:p>5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65" calcext:value-type="float">
            <text:p>65</text:p>
          </table:table-cell>
          <table:table-cell table:number-columns-repeated="3" table:style-name="ce26" office:value-type="float" office:value="0" calcext:value-type="float">
            <text:p>-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106" calcext:value-type="float">
            <text:p>106</text:p>
          </table:table-cell>
          <table:table-cell table:number-columns-repeated="3" table:style-name="ce26" office:value-type="float" office:value="0" calcext:value-type="float">
            <text:p>-</text:p>
          </table:table-cell>
          <table:table-cell table:style-name="ce26" office:value-type="float" office:value="199" calcext:value-type="float">
            <text:p>1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45" calcext:value-type="float">
            <text:p><text:s/>－145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93" calcext:value-type="float">
            <text:p>9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79" calcext:value-type="float">
            <text:p><text:s/>－7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66" calcext:value-type="float">
            <text:p><text:s/>－6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1" calcext:value-type="float">
            <text:p>91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93" calcext:value-type="float">
            <text:p>19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9" calcext:value-type="float">
            <text:p><text:s/>－12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9" calcext:value-type="float">
            <text:p><text:s/>－6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0" calcext:value-type="float">
            <text:p><text:s/>－6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" calcext:value-type="float">
            <text:p><text:s/>－1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